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4819*"/>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P1" style:family="paragraph" style:parent-style-name="Table_20_Contents">
      <style:text-properties officeooo:paragraph-rsid="0016490d"/>
    </style:style>
    <style:style style:name="P2" style:family="paragraph" style:parent-style-name="Table_20_Contents">
      <style:text-properties officeooo:paragraph-rsid="001a0ff4"/>
    </style:style>
    <style:style style:name="P3" style:family="paragraph" style:parent-style-name="Table_20_Contents">
      <style:text-properties officeooo:paragraph-rsid="001af876"/>
    </style:style>
    <style:style style:name="T1" style:family="text">
      <style:text-properties fo:font-style="italic"/>
    </style:style>
    <style:style style:name="T2" style:family="text">
      <style:text-properties fo:font-style="italic" fo:font-weight="bold"/>
    </style:style>
    <style:style style:name="T3" style:family="text">
      <style:text-properties fo:font-style="italic" officeooo:rsid="001a68ce"/>
    </style:style>
    <style:style style:name="T4" style:family="text">
      <style:text-properties fo:font-size="14pt" fo:font-style="italic" style:font-size-asian="14pt" style:font-style-asian="italic" style:font-size-complex="14pt" style:font-style-complex="italic"/>
    </style:style>
    <style:style style:name="T5" style:family="text">
      <style:text-properties fo:font-size="14pt" fo:font-style="italic" officeooo:rsid="0016490d" style:font-size-asian="14pt" style:font-style-asian="italic" style:font-size-complex="14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leau1" table:style-name="Tableau1">
        <table:table-column table:style-name="Tableau1.A" table:number-columns-repeated="2"/>
        <table:table-row>
          <table:table-cell table:style-name="Tableau1.A1" office:value-type="string">
            <text:p text:style-name="P1"><text:span text:style-name="T4">« Aprite presto aprite » <text:s/>(Acte II, n°31)</text:span></text:p>
            <text:p text:style-name="P1"><text:line-break/>SUSANNA<text:line-break/>Aprite, presto, aprite,<text:line-break/>aprite, è la Susanna;<text:line-break/>sortite, via sortite,<text:line-break/>andate via di qua.<text:line-break/><text:line-break/>CHERUBINO<text:line-break/><text:span text:style-name="T1">(uscendo tutto confuso)</text:span><text:line-break/>Ohimè, che scena orribile!<text:line-break/>Che gran fatalità!<text:line-break/><text:line-break/>SUSANNA<text:line-break/>Di qua...di là...<text:line-break/><text:line-break/>CHERUBINO<text:line-break/>Che gran fatalità!<text:line-break/><text:line-break/>SUSANNA, CHERUBINO<text:line-break/>Le porte son serrate,<text:line-break/>che mai sarà?<text:line-break/><text:line-break/>CHERUBINO<text:line-break/>Qui perdersi non giova.<text:line-break/><text:line-break/>SUSANNA<text:line-break/>V'uccide se vi trova.</text:p>
            <text:p text:style-name="Table_20_Contents"/>
            <text:p text:style-name="Table_20_Contents">CHERUBINO <text:span text:style-name="T1">(appressandosi alla finestra)</text:span><text:line-break/>Veggiamo un po' qui fuori,<text:line-break/><text:span text:style-name="T1">(va per saltare)</text:span><text:line-break/>dà proprio nel giardino.<text:line-break/><text:line-break/>SUSANNA <text:span text:style-name="T1">(trattenendolo)</text:span><text:line-break/>Fermate, Cherubino,<text:line-break/>fermate, per pietà!<text:line-break/><text:line-break/>CHERUBINO<text:line-break/>Qui perdersi non giova,<text:line-break/><text:line-break/>SUSANNA<text:line-break/>Fermate, Cherubino.<text:line-break/><text:line-break/>CHERUBINO<text:line-break/>M'uccide se mi trova.<text:line-break/><text:line-break/>SUSANNA<text:line-break/>Tropp'alto per un salto.<text:line-break/>Fermate per pietà!<text:line-break/><text:soft-page-break/><text:line-break/>CHERUBINO<text:line-break/>Lasciami, lasciami!<text:line-break/>Pria di nuocerle.<text:line-break/>nel foco volerei!<text:line-break/>Abbraccio te per lei!<text:line-break/>Addio! Così si fa!<text:line-break/><text:span text:style-name="T1">(Salta per la finestra.)</text:span></text:p>
            <text:p text:style-name="Table_20_Contents"><text:span text:style-name="T1"/></text:p>
            <text:p text:style-name="Table_20_Contents"><text:span text:style-name="T1">SUSANNA<text:line-break/>Ei va a perire, oh dei!<text:line-break/>Fermate per pietà!</text:span></text:p>
            <text:p text:style-name="Table_20_Contents"><text:span text:style-name="T1"/></text:p>
            <text:p text:style-name="P1"><text:span text:style-name="T1">(Cherubino salta fuori; Susanna mette un alto grido,<text:line-break/>siede un momento, poi va al balcone.)<text:line-break/>O guarda il demonietto! come fugge!<text:line-break/>È già un miglio lontano.<text:line-break/>Ma non perdiamci invano.<text:line-break/>Entriam nel gabinetto:<text:line-break/>venga poi lo smargiasso, io qui l'aspetto.<text:line-break/>(Susanna entra nel gabinetto e si chiude dietro la<text:line-break/>porta. Rientrano la Contessa ed il Conte con<text:line-break/>l'occorrente per aprire la porta: al suo arrivo<text:line-break/>esamina tutte le porte.)<text:line-break/></text:span></text:p>
            <text:p text:style-name="P1"><text:span text:style-name="T4">« Via resti servita » (Acte I, n°9</text:span><text:span text:style-name="T5">)</text:span></text:p>
            <text:p text:style-name="Table_20_Contents"><text:span text:style-name="T1"/></text:p>
            <text:p text:style-name="Table_20_Contents"><text:span text:style-name="T1">MARCELLINA (fa una riverenza)<text:line-break/>Via, resti servita,<text:line-break/>madama brillante.<text:line-break/><text:line-break/>SUSANNA (fa una riverenza)<text:line-break/>Non sono si ardita,<text:line-break/>madama piccante.<text:line-break/><text:line-break/>MARCELLINA (fa una riverenza)<text:line-break/>No, prima a lei tocca.<text:line-break/><text:line-break/>SUSANNA (fa una riverenza)<text:line-break/>No, no, tocca a lei.<text:line-break/><text:line-break/>MARCELLINA (fa una riverenza)<text:line-break/>No, prima a lei tocca.<text:line-break/><text:line-break/>SUSANNA (fa una riverenza)<text:line-break/>No, no, tocca a lei.<text:line-break/><text:line-break/>MARCELLINA, SUSANNA (fanno una riverenza)<text:line-break/>Io so i dover miei,<text:line-break/></text:span><text:soft-page-break/><text:span text:style-name="T1">non fo inciviltà, ecc.<text:line-break/><text:line-break/>MARCELLINA (fa una riverenza)<text:line-break/>La sposa novella!<text:line-break/><text:line-break/>SUSANNA (fa una riverenza)<text:line-break/>La dama d'onore!</text:span></text:p>
            <text:p text:style-name="Table_20_Contents"><text:span text:style-name="T1"/></text:p>
            <text:p text:style-name="Table_20_Contents"><text:span text:style-name="T1">MARCELLINA (fa una riverenza)<text:line-break/>Del conte la bella!<text:line-break/><text:line-break/>SUSANNA<text:line-break/>Di Spagna l'amore!<text:line-break/><text:line-break/>MARCELLINA<text:line-break/>I meriti...<text:line-break/><text:line-break/>SUSANNA<text:line-break/>L'abito!<text:line-break/><text:line-break/>MARCELLINA<text:line-break/>II posto...<text:line-break/><text:line-break/>SUSANNA<text:line-break/>L'età...<text:line-break/><text:line-break/>MARCELLINA<text:line-break/>Per Bacco, precipito<text:line-break/>se ancor, se ancor resto qua.<text:line-break/><text:line-break/>SUSANNA<text:line-break/>Sibilla decrepita,<text:line-break/>da rider mi fa.<text:line-break/><text:line-break/>MARCELLINA (fa una riverenza)<text:line-break/>Via resti servita, ecc.<text:line-break/><text:line-break/>SUSANNA (fa una riverenza)<text:line-break/>Non sono si ardita, ecc.<text:line-break/><text:line-break/>MARCELLINA (fa una riverenza)<text:line-break/>La sposa novella! Ecc.</text:span></text:p>
            <text:p text:style-name="Table_20_Contents"><text:span text:style-name="T1"/></text:p>
            <text:p text:style-name="P2"><text:span text:style-name="T1">SUSANNA (fa una riverenza)<text:line-break/>La dama d'onore! ecc.<text:line-break/>(Marcellina parte furibonda.)</text:span></text:p>
            <text:p text:style-name="P2"><text:span text:style-name="T4"/></text:p>
            <text:p text:style-name="P2"><text:span text:style-name="T4">« La ci darem la mano »</text:span></text:p>
            <text:p text:style-name="P2"><text:span text:style-name="T1"/></text:p>
            <text:p text:style-name="P2"><text:span text:style-name="T1">DON GIOVANNI<text:line-break/>Alfin siam liberati, Zerlinetta gentil, da quel<text:line-break/></text:span><text:soft-page-break/><text:span text:style-name="T1">scioccone. Che ne dite, mio ben, so far pulito?<text:line-break/></text:span></text:p>
            <text:p text:style-name="P2"><text:span text:style-name="T1"><text:line-break/>ZERLINA<text:line-break/>Signore, è mio marito.<text:line-break/><text:line-break/>DON GIOVANNI<text:line-break/>Chi? Colui? Vi par che un onest'uomo, un nobil<text:line-break/>cavalier, qual io mi vanto, possa soffrir, che quel<text:line-break/>visetto d'oro, quel viso inzuccherato da un<text:line-break/>bifolcaccio vil sia strapazzato?<text:line-break/><text:line-break/>ZERLINA<text:line-break/>Ma signore, io gli diedi parola di sposarlo.<text:line-break/><text:line-break/>DON GIOVANNI<text:line-break/>Tal parola non vale un zero. Voi non siete fatta per esser paesana, un'altra sorte vi procuran quegli occhi bricconcelli, quei labbretti sì belli, quelle dituccie candide e odorose; parmi toccar giuncatae fiutar rose!<text:line-break/></text:span></text:p>
            <text:p text:style-name="P2"><text:span text:style-name="T1"/></text:p>
            <text:p text:style-name="P2"><text:span text:style-name="T1"><text:line-break/>ZERLINA<text:line-break/>Ah! Non vorrei…</text:span></text:p>
            <text:p text:style-name="P2"><text:span text:style-name="T1"/></text:p>
            <text:p text:style-name="P2"><text:span text:style-name="T1">DON GIOVANNI<text:line-break/>Che non vorreste?<text:line-break/><text:line-break/>ZERLINA<text:line-break/>Alfine, ingannata restar. Io so, che rado colle<text:line-break/>donne voi altri cavalieri siete onesti e sinceri.<text:line-break/></text:span></text:p>
            <text:p text:style-name="P2"><text:span text:style-name="T1"><text:line-break/>DON GIOVANNI<text:line-break/>Eh, un'impostura della gente plebea. La nobilità ha dipinta negli occhi l'onesta. Orsù, non perdiam tempo: in questo istante io ti voglio sposar.<text:line-break/><text:line-break/>ZERLINA<text:line-break/>Voi?<text:line-break/><text:line-break/>DON GIOVANNI<text:line-break/>Certo, io! Quel casinetto è mio: soli saremo, e là, gioiello mio, ci sposeremo.<text:line-break/>Là ci darem la mano,<text:line-break/>là mi dirai di sì.<text:line-break/>Vedi, non è lontano;<text:line-break/>partiam, ben mio, da qui.<text:line-break/><text:line-break/></text:span><text:soft-page-break/><text:span text:style-name="T1">ZERLINA<text:line-break/>Vorrei e non vorrei;<text:line-break/>mi trema un poco il cor.<text:line-break/>Felice, è ver sarei,<text:line-break/>ma può burlarmi ancor.<text:line-break/><text:line-break/>DON GIOVANNI<text:line-break/>Vieni, mio bel diletto!</text:span></text:p>
            <text:p text:style-name="P2"><text:span text:style-name="T1"/></text:p>
            <text:p text:style-name="P2"><text:span text:style-name="T1">ZERLINA<text:line-break/>Mi fa pietà Masetto!<text:line-break/><text:line-break/>DON GIOVANNI<text:line-break/>Io cangierò tua sorte!<text:line-break/><text:line-break/>ZERLINA<text:line-break/>Presto, non son più forte!<text:line-break/><text:line-break/>DON GIOVANNI<text:line-break/>Vieni! Vieni!<text:line-break/>Là ci darem la mano!<text:line-break/><text:line-break/>ZERLINA<text:line-break/>Vorrei, e non vorrei!<text:line-break/><text:line-break/>DON GIOVANNI<text:line-break/>Là mi dirai di sì.<text:line-break/><text:line-break/>ZERLINA<text:line-break/>Mi trema un poco il cor!<text:line-break/><text:line-break/>DON GIOVANNI<text:line-break/>Partiam, mio ben, da qui!<text:line-break/><text:line-break/>ZERLINA<text:line-break/>Ma può burlarmi ancor!<text:line-break/><text:line-break/>DON GIOVANNI<text:line-break/>Vieni, mio bel diletto!<text:line-break/><text:line-break/>ZERLINA<text:line-break/>Mi fa pietà Masetto!</text:span></text:p>
            <text:p text:style-name="P2"><text:span text:style-name="T1"/></text:p>
            <text:p text:style-name="P2"><text:span text:style-name="T1">DON GIOVANNI<text:line-break/>Io cangierò tua sorte.<text:line-break/><text:line-break/>ZERLINA<text:line-break/>Presto, non son più forte!<text:line-break/><text:line-break/>DON GIOVANNI<text:line-break/>Andiam! Andiam!<text:line-break/><text:line-break/></text:span><text:soft-page-break/><text:span text:style-name="T1">ZERLINA<text:line-break/>Andiam!<text:line-break/><text:line-break/>DON GIOVANNI, ZERLINA<text:line-break/>Andiam, andiam, mio bene,<text:line-break/>a ristorar le pene<text:line-break/>d'un innocente amor! ecc.<text:line-break/>(Entra Donna Elvira.)</text:span></text:p>
            <text:p text:style-name="P2"><text:span text:style-name="T1"/></text:p>
            <text:p text:style-name="P2"><text:span text:style-name="T1"/></text:p>
            <text:p text:style-name="P2"><text:span text:style-name="T1"/></text:p>
            <text:p text:style-name="P2"><text:span text:style-name="T1">LEPORELLO<text:line-break/>Notte e giorno faticar<text:line-break/>per chi nulla sa gradir;<text:line-break/>piova e vento sopportar,<text:line-break/>mangiar male e mal dormir!<text:line-break/>Voglio far il gentiluomo,<text:line-break/>e non voglio più servir,<text:line-break/>no, no, no, no, no, no,<text:line-break/>non voglio più servir!<text:line-break/>O che caro galantuomo!<text:line-break/>Voi star dentro colla bella<text:line-break/>ed io far la sentinella!<text:line-break/>Voglio far il gentiluomo, ecc.<text:line-break/>Ma mi par che venga gente...<text:line-break/>Non mi voglio far sentir, ecc.<text:line-break/>(S'asconde. Entra Donna Anna trattenendo Don<text:line-break/>Giovanni.)<text:line-break/><text:line-break/>DONNA ANNA<text:line-break/>Non sperar, se non m'uccidi,<text:line-break/>ch'io ti lasci fuggir mai!</text:span></text:p>
            <text:p text:style-name="P2"><text:span text:style-name="T3"/></text:p>
            <text:p text:style-name="P3"><text:span text:style-name="T3">DON GIOVANNI<text:line-break/>Donna folle, indarno gridi:<text:line-break/>chi son io tu non saprai.<text:line-break/><text:line-break/>DONNA ANNA<text:line-break/>Non sperar, ecc.<text:line-break/><text:line-break/>DON GIOVANNI<text:line-break/>Donna folle! ecc.<text:line-break/><text:line-break/>LEPORELLO (fra sé)<text:line-break/>Che tumulto! Oh ciel, che gridi!<text:line-break/>Il padron in nuovi guai.<text:line-break/><text:line-break/>DONNA ANNA<text:line-break/>Gente! Servi! Al traditore!<text:line-break/><text:line-break/>DON GIOVANNI</text:span></text:p>
            <text:p text:style-name="P3"><text:span text:style-name="T3">Taci, e trema al mio furore!<text:line-break/></text:span><text:soft-page-break/><text:span text:style-name="T3"><text:line-break/>DONNA ANNA<text:line-break/>Scellerato!<text:line-break/><text:line-break/>DON GIOVANNI<text:line-break/>Sconsigliata!<text:line-break/><text:line-break/>DONNA ANNA<text:line-break/>Scellerato!<text:line-break/><text:line-break/>DON GIOVANNI<text:line-break/>Sconsigliata!<text:line-break/></text:span></text:p>
            <text:p text:style-name="P2"><text:span text:style-name="T1">LEPORELLO (fra sé)<text:line-break/>Sta a veder che il malandrino<text:line-break/>mi farà precipitar.<text:line-break/><text:line-break/>DONNA ANNA<text:line-break/>Gente! Servi!<text:line-break/><text:line-break/>DON GIOVANNI<text:line-break/>Taci, e trema!<text:line-break/><text:line-break/>DONNA ANNA<text:line-break/>Come furia disperata<text:line-break/>ti saprò perseguitar! ecc.<text:line-break/>Scellerato! Gente! Servi!<text:line-break/>Come furia disperata, ecc.<text:line-break/><text:line-break/>DON GIOVANNI<text:line-break/>Questa furia disperata<text:line-break/>mi vuol far precipitar! ecc.<text:line-break/>Sconsigliata! Taci, e trema!<text:line-break/>Questa furia disperata, ecc.<text:line-break/><text:line-break/>LEPORELLO (fra sé)<text:line-break/>Che tumulto! Oh ciel, che gridi!<text:line-break/>Sta a veder che il malandrino, ecc.</text:span></text:p>
          </table:table-cell>
          <table:table-cell table:style-name="Tableau1.B1" office:value-type="string">
            <text:p text:style-name="Table_20_Contents"/>
            <text:p text:style-name="Table_20_Contents"/>
            <text:p text:style-name="Table_20_Contents">SUSANNA<text:line-break/>Ouvrez, vite, ouvrez,<text:line-break/>ouvrez à Susanna !<text:line-break/>Allons sortez,<text:line-break/>allez-vous-en d'ici !<text:line-break/><text:line-break/>CHERUBINO<text:line-break/><text:span text:style-name="T1">(sortant tout bouleversé)</text:span><text:line-break/>Hélas, quelle horrible scène !<text:line-break/>C'est la fatalité !<text:line-break/><text:line-break/>SUSANNA<text:line-break/>Par ici ! Par là !<text:line-break/><text:line-break/>CHERUBINO<text:line-break/>C'est la fatalité !<text:line-break/><text:line-break/>SUSANNA, CHERUBINO<text:line-break/>Les portes sont fermées,<text:line-break/>que va-t-il arriver ?<text:line-break/><text:line-break/>CHERUBINO<text:line-break/>Ne perdons pas la tête !<text:line-break/><text:line-break/>SUSANNA<text:line-break/>S'il vous trouve, il vous tue !</text:p>
            <text:p text:style-name="Table_20_Contents"/>
            <text:p text:style-name="Table_20_Contents">CHERUBINO <text:span text:style-name="T1">(s'approche de la fenêtre)</text:span><text:line-break/>Voyons un peu au dehors :<text:line-break/><text:span text:style-name="T1">(Il veut sauter.)</text:span><text:line-break/>Elle donne justement sur le jardin !<text:line-break/><text:line-break/>SUSANNA <text:span text:style-name="T1">(le retenant)</text:span><text:line-break/>Arrêtez, Cherubino,<text:line-break/>arrêtez, par pitié !<text:line-break/><text:line-break/>CHERUBINO<text:line-break/>Ne perdons pas la tête !<text:line-break/><text:line-break/>SUSANNA<text:line-break/>Arrêtez, Cherubino !<text:line-break/><text:line-break/>CHERUBINO<text:line-break/>S'il me trouve, il me tue !<text:line-break/><text:line-break/>SUSANNA<text:line-break/>C'est trop haut pour sauter !<text:line-break/>Arrêtez par pitié !<text:line-break/><text:soft-page-break/><text:line-break/>CHERUBINO<text:line-break/>Laisse-moi, laisse-moi !<text:line-break/>Plutôt que de lui nuire<text:line-break/>je me jetterais au feu !<text:line-break/>Je t'embrasse pour elle !<text:line-break/>Adieu ! Vaille que vaille !<text:line-break/><text:span text:style-name="T1">(Il saute par la fenêtre.)</text:span><text:line-break/><text:line-break/>SUSANNA<text:line-break/>Il va mourir, mon Dieu !<text:line-break/>Arrêtez, par pitié !</text:p>
            <text:p text:style-name="Table_20_Contents"/>
            <text:p text:style-name="Table_20_Contents"><text:span text:style-name="T1">(Cherubino saute; Susanna pousse un cri, s'assied<text:line-break/>un instant, puis va sur le balcon.)</text:span><text:line-break/>Voyez donc ce petit diable! Comme il court!<text:line-break/>Le voici déjà à une lieue d'ici.<text:line-break/>Maintenant il s'agit de ne pas perdre la tête.<text:line-break/>Vite dans le cabinet de toilette:<text:line-break/>et quand ce fat viendra, c'est moi qu'il trouvera.<text:line-break/><text:span text:style-name="T1">(Elle entre dans le cabinet de toilette et en refermet<text:line-break/>la porte de l'intérieur. La Comtesse et le Comte<text:line-break/>rentrent avec ce qu'il faut pour forcer la serrure: il examine aussitôt toutes les autres portes.)</text:span><text:line-break/></text:p>
            <text:p text:style-name="Table_20_Contents"/>
            <text:p text:style-name="Table_20_Contents"/>
            <text:p text:style-name="Table_20_Contents">MARCELLINA <text:span text:style-name="T1">(faisant une révérence)</text:span><text:line-break/>Je suis votre servante,<text:line-break/>brillante Madame !<text:line-break/><text:line-break/>SUSANNA <text:span text:style-name="T1">(faisant une révérence)</text:span><text:line-break/>Je n'oserais jamais,<text:line-break/>piquante Madame !<text:line-break/><text:line-break/>MARCELLINA <text:span text:style-name="T1">(faisant une révérence)</text:span><text:line-break/>Non, passez la première...<text:line-break/><text:line-break/>SUSANNA <text:span text:style-name="T1">(faisant une révérence)</text:span><text:line-break/>Non, non, je vous en prie...<text:line-break/><text:line-break/>MARCELLINA <text:span text:style-name="T1">(faisant une révérence)</text:span><text:line-break/>Non, passez la première...<text:line-break/><text:line-break/>SUSANNA <text:span text:style-name="T1">(faisant une révérence)</text:span><text:line-break/>Non, non, je vous en prie...<text:line-break/><text:line-break/>MARCELLINA, SUSANNA <text:span text:style-name="T1">(faisant une révérence)</text:span><text:line-break/>Je connais mon devoir<text:line-break/><text:soft-page-break/>et sais être polie ! <text:span text:style-name="T1">etc.</text:span><text:line-break/><text:line-break/>MARCELLINA <text:span text:style-name="T1">(faisant une révérence)</text:span><text:line-break/>La jeune mariée !<text:line-break/><text:line-break/>SUSANNA <text:span text:style-name="T1">(faisant une révérence)</text:span><text:line-break/>La dame d'honneur !</text:p>
            <text:p text:style-name="Table_20_Contents"/>
            <text:p text:style-name="Table_20_Contents">MARCELLINA <text:span text:style-name="T1">(faisant une révérence)</text:span><text:line-break/>La belle du Comte !<text:line-break/><text:line-break/>SUSANNA<text:line-break/>L'amour de l'Espagne !<text:line-break/><text:line-break/>MARCELLINA<text:line-break/>Le mérite...<text:line-break/><text:line-break/>SUSANNA<text:line-break/>L'usage...<text:line-break/><text:line-break/>MARCELLINA<text:line-break/>Le rang...<text:line-break/><text:line-break/>SUSANNA<text:line-break/>L'âge...<text:line-break/><text:line-break/>MARCELLINA<text:line-break/>Sur ma foi, je vais faire un esclandre<text:line-break/>si je reste plus longtemps ici !<text:line-break/><text:line-break/>SUSANNA<text:line-break/>Cette sorcière décrépite<text:line-break/>me fait rire aux éclats !<text:line-break/><text:line-break/>MARCELLINA <text:span text:style-name="T1">(faisant une révérence)</text:span><text:line-break/>Je suis votre servante, <text:span text:style-name="T1">etc.</text:span><text:line-break/><text:line-break/>SUSANNA <text:span text:style-name="T1">(faisant une révérence)</text:span><text:line-break/>Je n'oserais jamais, <text:span text:style-name="T1">etc.</text:span><text:line-break/><text:line-break/>MARCELLINA <text:span text:style-name="T1">(faisant une révérence)</text:span><text:line-break/>La jeune mariée ! <text:span text:style-name="T1">Etc.</text:span></text:p>
            <text:p text:style-name="Table_20_Contents"><text:span text:style-name="T1"/></text:p>
            <text:p text:style-name="Table_20_Contents"><text:span text:style-name="T1">SUSANNA (faisant une révérence)<text:line-break/>La dame d'honneur ! etc.<text:line-break/>(Marcellina sort, ulcérée.)</text:span></text:p>
            <text:p text:style-name="Table_20_Contents"><text:span text:style-name="T1"/></text:p>
            <text:p text:style-name="Table_20_Contents"><text:span text:style-name="T1"/></text:p>
            <text:p text:style-name="Table_20_Contents"><text:span text:style-name="T1"/></text:p>
            <text:p text:style-name="Table_20_Contents"><text:span text:style-name="T1">DON GIOVANNI<text:line-break/>Enfin nous voici libérés, gentille Zerlinetta, de ce grand nigaud. Qu'en dites-vous, ma belle, </text:span><text:soft-page-break/><text:span text:style-name="T1">sais-je faire place nette ?<text:line-break/><text:line-break/>ZERLINA<text:line-break/>Seigneur, c'est mon mari.<text:line-break/><text:line-break/>DON GIOVANNI<text:line-break/>Qui ? Celui-ci ? Croyez-vous qu'un honnête homme,<text:line-break/>un noble chevalier, ce que je me flatte d'être,<text:line-break/>puisse souffrir que ce petit visage d'or, ce visage<text:line-break/>si doux soit réprimandé par un vil manant ?<text:line-break/><text:line-break/>ZERLINA<text:line-break/>Mais seigneur, je lui ai donné ma parole de l'épouser.<text:line-break/><text:line-break/>DON GIOVANNI<text:line-break/>Une telle parole ne vaut même un zéro. Vous n'êtes point faite pour être paysanne, un autre sort vous réservent ces yeux fripons, ces petites lèvres si jolies, ces petits doigts blancs qui sentent bon ; il me semble toucher<text:line-break/>une jonchée et respirer des roses !<text:line-break/><text:line-break/>ZERLINA<text:line-break/>Ah, je ne voudrais pas.</text:span></text:p>
            <text:p text:style-name="Table_20_Contents"><text:span text:style-name="T1"/></text:p>
            <text:p text:style-name="Table_20_Contents"><text:span text:style-name="T1">DON GIOVANNI<text:line-break/>Que ne voudriez-vous ?<text:line-break/><text:line-break/>ZERLINA<text:line-break/>À la fin me retrouver dupée. Je sais bien que rarement avec les femmes vous autres chevaliers n'êtes honnêtes et sincères.<text:line-break/><text:line-break/>DON GIOVANNI<text:line-break/>Ah !, c'est là une imposture de la gente<text:line-break/>plébéienne. La noblesse porte peinte dans les<text:line-break/>yeux l'honnêteté. Or donc, ne perdons point de<text:line-break/>temps : à l'instant même je te veux épouser.<text:line-break/><text:line-break/>ZERLINA<text:line-break/>Vous ?<text:line-break/><text:line-break/>DON GIOVANNI<text:line-break/>Certainement, moi ! Ce pavillon est mien : nous y serons seuls, et là, mon trésor, nous nous épouserons.<text:line-break/>Là nous nous donnerons la main,<text:line-break/>là tu me diras « oui ».<text:line-break/>Vois, ce n'est pas loin ;<text:line-break/>partons d'ici, bien-aimée.<text:line-break/></text:span><text:soft-page-break/><text:span text:style-name="T1">ZERLINA<text:line-break/>Je voudrais et ne voudrais point ;<text:line-break/>le cœur me tremble un peu.<text:line-break/>Heureuse, c'est vrai, je serais,<text:line-break/>mais il peut encore me tromper.<text:line-break/><text:line-break/>DON GIOVANNI<text:line-break/>Viens, mon bel amour !</text:span></text:p>
            <text:p text:style-name="Table_20_Contents"><text:span text:style-name="T1"/></text:p>
            <text:p text:style-name="Table_20_Contents"><text:span text:style-name="T1">ZERLINA<text:line-break/>Masetto me fait pitié !</text:span></text:p>
            <text:p text:style-name="Table_20_Contents"><text:span text:style-name="T1"/></text:p>
            <text:p text:style-name="Table_20_Contents"><text:span text:style-name="T1">DON GIOVANNI<text:line-break/>Je changerai ta destinée !<text:line-break/><text:line-break/>ZERLINA<text:line-break/>Vite, je ne suis plus de force !<text:line-break/><text:line-break/>DON GIOVANNI<text:line-break/>Viens ! Viens !<text:line-break/>Là nous nous donnerons la main !<text:line-break/><text:line-break/>ZERLINA<text:line-break/>Je voudrais et ne voudrais point !<text:line-break/><text:line-break/>DON GIOVANNI<text:line-break/>Là tu me diras « oui ».<text:line-break/><text:line-break/>ZERLINA<text:line-break/>Le cœur me tremble un peu.<text:line-break/><text:line-break/>DON GIOVANNI<text:line-break/>Partons d'ici, bien-aimée !<text:line-break/><text:line-break/>ZERLINA<text:line-break/>Mais il peut encore me tromper !<text:line-break/><text:line-break/>DON GIOVANNI<text:line-break/>Viens, mon bel amour !<text:line-break/><text:line-break/>ZERLINA<text:line-break/>Masetto me fait pitié !</text:span></text:p>
            <text:p text:style-name="Table_20_Contents"><text:span text:style-name="T1"/></text:p>
            <text:p text:style-name="Table_20_Contents"><text:span text:style-name="T1">DON GIOVANNI<text:line-break/>Je changerai ta destinée.<text:line-break/><text:line-break/>ZERLINA<text:line-break/>Vite, je ne suis plus de force !<text:line-break/><text:line-break/>DON GIOVANNI<text:line-break/>Allons ! Allons !<text:line-break/><text:line-break/></text:span><text:soft-page-break/><text:span text:style-name="T1">ZERLINA<text:line-break/>Allons !<text:line-break/><text:line-break/>DON GIOVANNI, ZERLINA<text:line-break/>Allons, allons, mon amour,<text:line-break/>compenser nos peines<text:line-break/>par un innocent amour ! etc.<text:line-break/>(Entre Donna Elvira.)</text:span></text:p>
            <text:p text:style-name="Table_20_Contents"><text:span text:style-name="T1"/></text:p>
            <text:p text:style-name="Table_20_Contents"><text:span text:style-name="T1"/></text:p>
            <text:p text:style-name="Table_20_Contents"><text:span text:style-name="T1"/></text:p>
            <text:p text:style-name="Table_20_Contents"><text:span text:style-name="T1">LEPORELLO<text:line-break/>Nuit et jour se fatiguer<text:line-break/>pour qu'il ne sache m'en être gré ;<text:line-break/>endurer la pluie et le vent,<text:line-break/>manger mal et mal dormir !<text:line-break/>Je veux faire le gentilhomme,<text:line-break/>et je ne veux plus servir,<text:line-break/>non, non, non, non, non, non,<text:line-break/>je ne veux plus servir !<text:line-break/>Oh, cher galant homme !<text:line-break/>Vous êtes dedans avec la belle<text:line-break/>et moi je fais la sentinelle !<text:line-break/>Je veux faire le gentilhomme, etc.<text:line-break/>Mais il me semble que quelqu'un vient.<text:line-break/>Je ne veux que l'on m'entende, etc.<text:line-break/>(Il se cache. Entre Donna Anna retenant Don<text:line-break/>Giovanni.)<text:line-break/><text:line-break/>DONNA ANNA<text:line-break/>N'espère pas, si tu ne me tues,<text:line-break/>Que je te laisse fuir jamais !</text:span></text:p>
            <text:p text:style-name="Table_20_Contents"><text:span text:style-name="T3"/></text:p>
            <text:p text:style-name="Table_20_Contents"><text:span text:style-name="T3">DON GIOVANNI<text:line-break/>Femme folle, en vain tu cries :<text:line-break/>qui je suis jamais tu ne sauras.<text:line-break/><text:line-break/>DONNA ANNA<text:line-break/>N'espère pas, etc.<text:line-break/><text:line-break/>DON GIOVANNI<text:line-break/>Femme folle, etc.<text:line-break/><text:line-break/>LEPORELLO (à part)<text:line-break/>Quel tumulte ! Oh ciel, quels cris !<text:line-break/>Le patron dans de nouveaux ennuis.<text:line-break/><text:line-break/>DONNA ANNA<text:line-break/>Gens ! Serviteurs ! Au traître !<text:line-break/><text:line-break/>DON GIOVANNI<text:line-break/>Tais-toi, et crains ma fureur !<text:line-break/></text:span><text:soft-page-break/><text:span text:style-name="T3"><text:line-break/>DONNA ANNA<text:line-break/>Scélérat !<text:line-break/><text:line-break/>DON GIOVANNI<text:line-break/>Téméraire !<text:line-break/><text:line-break/>DONNA ANNA<text:line-break/>Scélérat !<text:line-break/><text:line-break/>DON GIOVANNI<text:line-break/>Insensée !</text:span></text:p>
            <text:p text:style-name="Table_20_Contents"><text:span text:style-name="T1"/></text:p>
            <text:p text:style-name="Table_20_Contents"><text:span text:style-name="T1">LEPORELLO (à part)<text:line-break/>Vous allez voir que le malandrin<text:line-break/>va causer ma perte.<text:line-break/><text:line-break/>DONNA ANNA<text:line-break/>Gens ! Serviteurs !<text:line-break/><text:line-break/>DON GIOVANNI<text:line-break/>Tais-toi et crains !<text:line-break/><text:line-break/>DONNA ANNA<text:line-break/>Telle une furie désespérée<text:line-break/>je saurai te poursuivre ! etc.<text:line-break/>Scélérat ! Gens ! Serviteurs !<text:line-break/>Telle une furie désespérée, etc.<text:line-break/><text:line-break/>DON GIOVANNI<text:line-break/>Cette furie désespérée<text:line-break/>veut provoquer ma perte ! etc.<text:line-break/>Insensée ! Tais-toi et crains !<text:line-break/>Cette furie désespérée, etc.<text:line-break/><text:line-break/>LEPORELLO (à part)<text:line-break/>Quel tumulte ! O, ciel, quels cris !<text:line-break/>Vous allez voir que le malandrin, etc.</text:span></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paragraph-properties fo:margin-left="1.27cm" fo:margin-top="0cm" fo:margin-bottom="0.282cm" style:contextual-spacing="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7T16:11:31.939219560</meta:creation-date>
    <dc:date>2025-11-14T16:27:31.330780791</dc:date>
    <meta:editing-duration>PT37M9S</meta:editing-duration>
    <meta:editing-cycles>1</meta:editing-cycles>
    <meta:generator>LibreOffice/24.2.7.2$Linux_X86_64 LibreOffice_project/420$Build-2</meta:generator>
    <meta:print-date>2025-11-14T16:28:34.553948509</meta:print-date>
    <meta:printed-by>Fichiers PDF</meta:printed-by>
    <meta:document-statistic meta:table-count="1" meta:image-count="0" meta:object-count="0" meta:page-count="7" meta:paragraph-count="35" meta:word-count="2018" meta:character-count="11956" meta:non-whitespace-character-count="9826"/>
  </office:meta>
</office:document-meta>
</file>